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paragraph-rsid="001149fb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0c6aac" officeooo:paragraph-rsid="000c6aac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122fdd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officeooo:paragraph-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6pt" fo:font-style="normal" style:text-underline-style="none" fo:font-weight="normal" officeooo:rsid="00103e35" style:font-name-asian="Times New Roman" style:font-size-asian="6pt" style:font-style-asian="normal" style:font-weight-asian="normal" style:font-name-complex="Times New Roman1" style:font-size-complex="6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style:font-name-asian="Arial1" style:font-name-complex="Arial1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name-asian="Times New Roman" style:font-size-asian="12pt" style:font-size-complex="12pt"/>
    </style:style>
    <style:style style:name="P10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1149fb" style:font-name-asian="Times New Roman" style:font-size-asian="12pt" style:font-size-complex="12pt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0b7ac" style:font-name-asian="Times New Roman" style:font-size-asian="12pt" style:font-size-complex="12pt"/>
    </style:style>
    <style:style style:name="P12" style:family="paragraph" style:parent-style-name="Standard">
      <style:paragraph-properties fo:text-align="justify" style:justify-single-word="false" style:text-autospace="none"/>
      <style:text-properties officeooo:paragraph-rsid="00122fdd"/>
    </style:style>
    <style:style style:name="P13" style:family="paragraph" style:parent-style-name="Standard">
      <style:paragraph-properties fo:text-align="justify" style:justify-single-word="false" style:text-autospace="none"/>
      <style:text-properties officeooo:paragraph-rsid="00103e35"/>
    </style:style>
    <style:style style:name="P14" style:family="paragraph" style:parent-style-name="Standard">
      <style:paragraph-properties fo:text-align="justify" style:justify-single-word="false" style:text-autospace="none"/>
      <style:text-properties fo:font-size="12pt" style:font-size-asian="12pt" style:font-size-complex="12pt"/>
    </style:style>
    <style:style style:name="P15" style:family="paragraph" style:parent-style-name="Standard">
      <style:paragraph-properties fo:text-align="justify" style:justify-single-word="false" style:text-autospace="none"/>
      <style:text-properties fo:font-size="12pt" officeooo:paragraph-rsid="00134043" style:font-size-asian="12pt" style:font-size-complex="12pt"/>
    </style:style>
    <style:style style:name="P16" style:family="paragraph" style:parent-style-name="Standard">
      <style:paragraph-properties fo:text-align="justify" style:justify-single-word="false" style:text-autospace="none"/>
      <style:text-properties fo:font-size="12pt" officeooo:rsid="0021837c" officeooo:paragraph-rsid="0021837c" style:font-size-asian="12pt" style:font-size-complex="12pt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6666ff" officeooo:paragraph-rsid="00103e35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New1" fo:font-size="6pt" style:font-size-asian="6pt" style:font-size-complex="6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style:font-size-asian="6pt" style:font-size-complex="6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6pt" officeooo:paragraph-rsid="0021837c" style:font-size-asian="6pt" style:font-size-complex="6pt"/>
    </style:style>
    <style:style style:name="P21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6pt" fo:font-style="normal" style:text-underline-style="none" fo:font-weight="normal" officeooo:rsid="00103e35" officeooo:paragraph-rsid="00103e35" style:font-name-asian="Times New Roman" style:font-size-asian="5.25pt" style:font-style-asian="normal" style:font-weight-asian="normal" style:font-name-complex="Times New Roman1" style:font-size-complex="6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1149fb" officeooo:paragraph-rsid="0021837c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Courier New1" fo:font-size="12pt" fo:font-style="normal" style:text-underline-style="none" fo:font-weight="normal" officeooo:rsid="00103e35" officeooo:paragraph-rsid="0021837c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0b7ac" style:font-name-asian="Times New Roman" style:font-size-asian="12pt" style:font-size-complex="12pt"/>
    </style:style>
    <style:style style:name="P26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1149fb" style:font-name-asian="Times New Roman" style:font-size-asian="12pt" style:font-size-complex="12pt"/>
    </style:style>
    <style:style style:name="P27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41a1b" style:font-name-asian="Times New Roman" style:font-size-asian="12pt" style:font-size-complex="12pt"/>
    </style:style>
    <style:style style:name="P28" style:family="paragraph" style:parent-style-name="Standard">
      <style:paragraph-properties fo:text-align="justify" style:justify-single-word="false" style:text-autospace="none"/>
      <style:text-properties style:font-name="Times New Roman" fo:font-size="12pt" style:text-underline-style="none" officeooo:paragraph-rsid="00297355" style:font-name-asian="Times New Roman" style:font-size-asian="12pt" style:font-size-complex="12pt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6pt" style:font-size-asian="6pt" style:font-size-complex="6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urier New1" fo:font-size="6pt" officeooo:paragraph-rsid="0021837c" style:font-size-asian="6pt" style:font-size-complex="6pt"/>
    </style:style>
    <style:style style:name="T1" style:family="text">
      <style:text-properties fo:color="#000000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2" style:family="text">
      <style:text-properties fo:color="#000000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3" style:family="text">
      <style:text-properties fo:color="#000000" style:text-line-through-style="none" style:text-line-through-type="none" fo:font-style="normal" fo:font-weight="normal" officeooo:rsid="0020b7ac" style:font-style-asian="normal" style:font-weight-asian="normal" style:font-name-complex="ACaslonPro-Regular" style:font-style-complex="normal" style:font-weight-complex="normal"/>
    </style:style>
    <style:style style:name="T4" style:family="text">
      <style:text-properties fo:color="#000000" style:text-line-through-style="none" style:text-line-through-type="none" fo:font-style="normal" fo:font-weight="normal" officeooo:rsid="00241a1b" style:font-style-asian="normal" style:font-weight-asian="normal" style:font-name-complex="ACaslonPro-Regular" style:font-style-complex="normal" style:font-weight-complex="normal"/>
    </style:style>
    <style:style style:name="T5" style:family="text">
      <style:text-properties fo:color="#000000" style:text-line-through-style="none" style:text-line-through-type="none" fo:font-style="normal" fo:font-weight="normal" officeooo:rsid="0026b703" style:font-style-asian="normal" style:font-weight-asian="normal" style:font-name-complex="ACaslonPro-Regular" style:font-style-complex="normal" style:font-weight-complex="normal"/>
    </style:style>
    <style:style style:name="T6" style:family="text">
      <style:text-properties fo:color="#000000" style:text-line-through-style="none" style:text-line-through-type="none" fo:font-style="normal" fo:font-weight="normal" officeooo:rsid="0028aeae" style:font-style-asian="normal" style:font-weight-asian="normal" style:font-name-complex="ACaslonPro-Regular" style:font-style-complex="normal" style:font-weight-complex="normal"/>
    </style:style>
    <style:style style:name="T7" style:family="text">
      <style:text-properties fo:color="#000000" style:text-line-through-style="none" style:text-line-through-type="none" fo:font-style="normal" fo:font-weight="normal" officeooo:rsid="00297355" style:font-style-asian="normal" style:font-weight-asian="normal" style:font-name-complex="ACaslonPro-Regular" style:font-style-complex="normal" style:font-weight-complex="normal"/>
    </style:style>
    <style:style style:name="T8" style:family="text">
      <style:text-properties fo:color="#000000" style:text-line-through-style="none" style:text-line-through-type="none" fo:font-style="normal" fo:font-weight="normal" officeooo:rsid="0020b7ac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color="#000000" style:text-line-through-style="none" style:text-line-through-type="none" fo:font-style="normal" fo:font-weight="normal" officeooo:rsid="00241a1b" style:font-style-asian="normal" style:font-weight-asian="normal" style:font-name-complex="Times New Roman1" style:font-style-complex="normal" style:font-weight-complex="normal"/>
    </style:style>
    <style:style style:name="T10" style:family="text">
      <style:text-properties fo:color="#000000" style:text-line-through-style="none" style:text-line-through-type="none" fo:font-style="normal" fo:font-weight="normal" officeooo:rsid="0028aeae" style:font-style-asian="normal" style:font-weight-asian="normal" style:font-name-complex="Times New Roman1" style:font-style-complex="normal" style:font-weight-complex="normal"/>
    </style:style>
    <style:style style:name="T11" style:family="text">
      <style:text-properties fo:color="#000000" style:text-line-through-style="none" style:text-line-through-type="none" fo:font-style="italic" fo:font-weight="normal" officeooo:rsid="0020b7ac" style:font-style-asian="italic" style:font-weight-asian="normal" style:font-name-complex="ACaslonPro-Regular" style:font-style-complex="italic" style:font-weight-complex="normal"/>
    </style:style>
    <style:style style:name="T12" style:family="text">
      <style:text-properties fo:color="#000000" style:text-line-through-style="none" style:text-line-through-type="none" fo:font-style="italic" fo:font-weight="normal" officeooo:rsid="0026b703" style:font-style-asian="italic" style:font-weight-asian="normal" style:font-name-complex="ACaslonPro-Regular" style:font-style-complex="italic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21837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Times New Roman1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imes New Roman" fo:font-style="normal" style:text-underline-style="none" fo:font-weight="normal" officeooo:rsid="001149fb" style:font-name-asian="Times New Roman" style:font-style-asian="normal" style:font-weight-asian="normal" style:font-name-complex="Times New Roman1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Times New Roman" fo:font-style="normal" style:text-underline-style="none" fo:font-weight="normal" officeooo:rsid="001f2180" style:font-name-asian="Times New Roman" style:font-style-asian="normal" style:font-weight-asian="normal" style:font-name-complex="Times New Roman1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imes New Roman" fo:font-style="normal" style:text-underline-style="none" fo:font-weight="normal" officeooo:rsid="0021837c" style:font-name-asian="Times New Roman" style:font-style-asian="normal" style:font-weight-asian="normal" style:font-name-complex="Times New Roman1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imes New Roman" fo:font-style="normal" style:text-underline-style="none" fo:font-weight="normal" officeooo:rsid="00235ee8" style:font-name-asian="Times New Roman" style:font-style-asian="normal" style:font-weight-asian="normal" style:font-name-complex="Times New Roman1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Times New Roman" fo:font-style="italic" style:text-underline-style="none" fo:font-weight="normal" style:font-name-asian="Times New Roman" style:font-style-asian="italic" style:font-weight-asian="normal" style:font-name-complex="Times New Roman1" style:font-style-complex="italic" style:font-weight-complex="normal"/>
    </style:style>
    <style:style style:name="T23" style:family="text">
      <style:text-properties fo:color="#000000" style:font-name="Courier New1"/>
    </style:style>
    <style:style style:name="T24" style:family="text">
      <style:text-properties fo:color="#000000" style:font-name="Courier New1" fo:font-style="italic" style:font-style-asian="italic"/>
    </style:style>
    <style:style style:name="T25" style:family="text">
      <style:text-properties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6" style:family="text">
      <style:text-properties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7" style:family="text">
      <style:text-properties officeooo:rsid="00103e35"/>
    </style:style>
    <style:style style:name="T28" style:family="text">
      <style:text-properties fo:color="#7f0055" style:font-name="Courier New1" fo:font-weight="bold" style:font-weight-asian="bold"/>
    </style:style>
    <style:style style:name="T29" style:family="text">
      <style:text-properties fo:color="#6a3e3e" style:font-name="Courier New1"/>
    </style:style>
    <style:style style:name="T30" style:family="text">
      <style:text-properties fo:color="#6a3e3e" style:font-name="Courier New1" fo:background-color="#f0d8a8" loext:char-shading-value="0"/>
    </style:style>
    <style:style style:name="T31" style:family="text">
      <style:text-properties fo:color="#6a3e3e" style:font-name="Courier New1" fo:background-color="#d4d4d4" loext:char-shading-value="0"/>
    </style:style>
    <style:style style:name="T32" style:family="text">
      <style:text-properties fo:color="#0000c0" style:font-name="Courier New1"/>
    </style:style>
    <style:style style:name="T33" style:family="text">
      <style:text-properties fo:color="#0000c0" style:font-name="Courier New1" fo:font-style="italic" fo:font-weight="bold" style:font-style-asian="italic" style:font-weight-asian="bold"/>
    </style:style>
    <style:style style:name="T34" style:family="text">
      <style:text-properties fo:color="#2a00ff" style:font-name="Courier New1"/>
    </style:style>
    <style:style style:name="T35" style:family="text">
      <style:text-properties style:font-name="Courier New1"/>
    </style:style>
    <style:style style:name="T36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7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22fd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8" style:family="text">
      <style:text-properties fo:color="#6666ff" style:text-line-through-style="none" style:text-line-through-type="none" style:font-name="Times New Roman" fo:font-style="normal" style:text-underline-style="none" fo:font-weight="normal" style:font-name-asian="Times New Roman" style:font-style-asian="normal" style:font-weight-asian="normal" style:font-name-complex="ACaslonPro-Regular" style:font-style-complex="normal" style:font-weight-complex="normal"/>
    </style:style>
    <style:style style:name="T39" style:family="text">
      <style:text-properties fo:color="#6666ff" style:text-line-through-style="none" style:text-line-through-type="none" style:font-name="Times New Roman" fo:font-style="normal" style:text-underline-style="none" fo:font-weight="normal" officeooo:rsid="00134043" style:font-name-asian="Times New Roman" style:font-style-asian="normal" style:font-weight-asian="normal" style:font-name-complex="ACaslonPro-Regular" style:font-style-complex="normal" style:font-weight-complex="normal"/>
    </style:style>
    <style:style style:name="T40" style:family="text">
      <style:text-properties fo:color="#6666ff" style:text-line-through-style="none" style:text-line-through-type="none" fo:font-style="normal" fo:font-weight="normal" style:font-style-asian="normal" style:font-weight-asian="normal" style:font-name-complex="ACaslonPro-Regular" style:font-style-complex="normal" style:font-weight-complex="normal"/>
    </style:style>
    <style:style style:name="T41" style:family="text">
      <style:text-properties fo:color="#6666ff" style:text-line-through-style="none" style:text-line-through-type="none" fo:font-style="normal" fo:font-weight="normal" officeooo:rsid="001149fb" style:font-style-asian="normal" style:font-weight-asian="normal" style:font-name-complex="ACaslonPro-Regular" style:font-style-complex="normal" style:font-weight-complex="normal"/>
    </style:style>
    <style:style style:name="T42" style:family="text">
      <style:text-properties fo:color="#6666ff" style:text-line-through-style="none" style:text-line-through-type="none" fo:font-style="normal" fo:font-weight="normal" officeooo:rsid="0021837c" style:font-style-asian="normal" style:font-weight-asian="normal" style:font-name-complex="ACaslonPro-Regular" style:font-style-complex="normal" style:font-weight-complex="normal"/>
    </style:style>
    <style:style style:name="T43" style:family="text">
      <style:text-properties officeooo:rsid="001ef9ed"/>
    </style:style>
    <style:style style:name="T44" style:family="text">
      <style:text-properties fo:color="#3f7f5f" style:font-name="Courier New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N5<text:span text:style-name="T27">84</text:span> – <text:span text:style-name="T27">Projeto e Análise de Algoritmos</text:span></text:p>
      <text:p text:style-name="P8">Prof. Napoleão Nepomuceno</text:p>
      <text:p text:style-name="P8"/>
      <text:p text:style-name="P9">Atividade Computacional <text:span text:style-name="T43">II</text:span></text:p>
      <text:p text:style-name="P7"/>
      <text:p text:style-name="P17"><text:span text:style-name="T26">Exercício</text:span><text:span text:style-name="T25"> 1</text:span></text:p>
      <text:p text:style-name="P5"/>
      <text:p text:style-name="P13"><text:span text:style-name="T36">Passo 1:</text:span><text:span text:style-name="T14"> Implementar o seguinte código em Java </text:span><text:span text:style-name="T13">ou equivalente em outra linguagem de programação.</text:span></text:p>
      <text:p text:style-name="P22"/>
      <text:p text:style-name="P6"><text:span text:style-name="T28">import</text:span><text:span text:style-name="T35"> java.util.Random;</text:span></text:p>
      <text:p text:style-name="P19"><text:span text:style-name="T28">public</text:span><text:span text:style-name="T23"> </text:span><text:span text:style-name="T28">class</text:span><text:span text:style-name="T23"> InsertionSort {</text:span></text:p>
      <text:p text:style-name="P19"><text:span text:style-name="T23"><text:tab/></text:span><text:span text:style-name="T28">public</text:span><text:span text:style-name="T23"> </text:span><text:span text:style-name="T28">static</text:span><text:span text:style-name="T23"> </text:span><text:span text:style-name="T28">void</text:span><text:span text:style-name="T23"> main(String[] </text:span><text:span text:style-name="T29">args</text:span><text:span text:style-name="T23">) {</text:span></text:p>
      <text:p text:style-name="P19"><text:span text:style-name="T23"><text:tab/><text:tab/></text:span><text:span text:style-name="T28">int</text:span><text:span text:style-name="T23"> </text:span><text:span text:style-name="T29">n</text:span><text:span text:style-name="T23">; </text:span><text:span text:style-name="T28">int</text:span><text:span text:style-name="T23">[] </text:span><text:span text:style-name="T29">A</text:span><text:span text:style-name="T23">; </text:span><text:span text:style-name="T28">double</text:span><text:span text:style-name="T23"> </text:span><text:span text:style-name="T29">inicio</text:span><text:span text:style-name="T23">, </text:span><text:span text:style-name="T29">fim</text:span><text:span text:style-name="T23">, </text:span><text:span text:style-name="T29">tempo</text:span><text:span text:style-name="T23">;</text:span></text:p>
      <text:p text:style-name="P29"><text:tab/><text:tab/></text:p>
      <text:p text:style-name="P19"><text:span text:style-name="T23"><text:tab/><text:tab/>System.</text:span><text:span text:style-name="T33">out</text:span><text:span text:style-name="T23">.println(</text:span><text:span text:style-name="T34">"Ordenado crescente"</text:span><text:span text:style-name="T23">);</text:span></text:p>
      <text:p text:style-name="P19"><text:span text:style-name="T23"><text:tab/><text:tab/>System.</text:span><text:span text:style-name="T33">out</text:span><text:span text:style-name="T23">.printf(</text:span><text:span text:style-name="T34">"%20s%30s\n"</text:span><text:span text:style-name="T23">,</text:span><text:span text:style-name="T34">"n"</text:span><text:span text:style-name="T23">, </text:span><text:span text:style-name="T34">"tempo"</text:span><text:span text:style-name="T23">);</text:span></text:p>
      <text:p text:style-name="P19"><text:span text:style-name="T23"><text:tab/><text:tab/>System.</text:span><text:span text:style-name="T33">out</text:span><text:span text:style-name="T23">.println(</text:span><text:span text:style-name="T34">"----------------------------------------------"</text:span><text:span text:style-name="T23">);</text:span></text:p>
      <text:p text:style-name="P19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29">i</text:span><text:span text:style-name="T23"> = 1; </text:span><text:span text:style-name="T29">i</text:span><text:span text:style-name="T23"> &lt;= 50; </text:span><text:span text:style-name="T29">i</text:span><text:span text:style-name="T23">++) {</text:span></text:p>
      <text:p text:style-name="P19"><text:span text:style-name="T23"><text:tab/><text:tab/><text:tab/></text:span><text:span text:style-name="T29">n</text:span><text:span text:style-name="T23"> = 1000000 * </text:span><text:span text:style-name="T29">i</text:span><text:span text:style-name="T23">;</text:span></text:p>
      <text:p text:style-name="P19"><text:span text:style-name="T23"><text:tab/><text:tab/><text:tab/></text:span><text:span text:style-name="T29">A</text:span><text:span text:style-name="T23"> = </text:span><text:span text:style-name="T24">criaVetorCrescente</text:span><text:span text:style-name="T23">(</text:span><text:span text:style-name="T29">n</text:span><text:span text:style-name="T23">);</text:span></text:p>
      <text:p text:style-name="P19"><text:span text:style-name="T23"><text:tab/><text:tab/><text:tab/></text:span><text:span text:style-name="T29">inicio</text:span><text:span text:style-name="T23"> = System.</text:span><text:span text:style-name="T24">currentTimeMillis</text:span><text:span text:style-name="T23">();</text:span></text:p>
      <text:p text:style-name="P19"><text:span text:style-name="T23"><text:tab/><text:tab/><text:tab/></text:span><text:span text:style-name="T29">A</text:span><text:span text:style-name="T23"> = </text:span><text:span text:style-name="T24">insertionSort</text:span><text:span text:style-name="T23">(</text:span><text:span text:style-name="T29">A</text:span><text:span text:style-name="T23">);</text:span></text:p>
      <text:p text:style-name="P19"><text:span text:style-name="T23"><text:tab/><text:tab/><text:tab/></text:span><text:span text:style-name="T29">fim</text:span><text:span text:style-name="T23"> = System.</text:span><text:span text:style-name="T24">currentTimeMillis</text:span><text:span text:style-name="T23">();</text:span></text:p>
      <text:p text:style-name="P19"><text:span text:style-name="T23"><text:tab/><text:tab/><text:tab/></text:span><text:span text:style-name="T29">tempo</text:span><text:span text:style-name="T23"> = </text:span><text:span text:style-name="T29">fim</text:span><text:span text:style-name="T23"> - </text:span><text:span text:style-name="T29">inicio</text:span><text:span text:style-name="T23">;</text:span></text:p>
      <text:p text:style-name="P19"><text:span text:style-name="T23"><text:tab/><text:tab/><text:tab/>System.</text:span><text:span text:style-name="T33">out</text:span><text:span text:style-name="T23">.printf(</text:span><text:span text:style-name="T34">"%20d%30.0f\n"</text:span><text:span text:style-name="T23">, </text:span><text:span text:style-name="T29">n</text:span><text:span text:style-name="T23">, </text:span><text:span text:style-name="T29">tempo</text:span><text:span text:style-name="T23">);</text:span></text:p>
      <text:p text:style-name="P29"><text:tab/><text:tab/>}</text:p>
      <text:p text:style-name="P18"/>
      <text:p text:style-name="P19"><text:span text:style-name="T23"><text:tab/><text:tab/>System.</text:span><text:span text:style-name="T33">out</text:span><text:span text:style-name="T23">.println(</text:span><text:span text:style-name="T34">"Ordenado decrescente"</text:span><text:span text:style-name="T23">);</text:span></text:p>
      <text:p text:style-name="P19"><text:span text:style-name="T23"><text:tab/><text:tab/>System.</text:span><text:span text:style-name="T33">out</text:span><text:span text:style-name="T23">.printf(</text:span><text:span text:style-name="T34">"%20s%30s\n"</text:span><text:span text:style-name="T23">,</text:span><text:span text:style-name="T34">"n"</text:span><text:span text:style-name="T23">, </text:span><text:span text:style-name="T34">"tempo"</text:span><text:span text:style-name="T23">);</text:span></text:p>
      <text:p text:style-name="P19"><text:span text:style-name="T23"><text:tab/><text:tab/>System.</text:span><text:span text:style-name="T33">out</text:span><text:span text:style-name="T23">.println(</text:span><text:span text:style-name="T34">"----------------------------------------------"</text:span><text:span text:style-name="T23">);</text:span></text:p>
      <text:p text:style-name="P19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29">i</text:span><text:span text:style-name="T23"> = 1; </text:span><text:span text:style-name="T29">i</text:span><text:span text:style-name="T23"> &lt;= 50; </text:span><text:span text:style-name="T29">i</text:span><text:span text:style-name="T23">++) {</text:span></text:p>
      <text:p text:style-name="P19"><text:span text:style-name="T23"><text:tab/><text:tab/><text:tab/></text:span><text:span text:style-name="T29">n</text:span><text:span text:style-name="T23"> = 1000 * </text:span><text:span text:style-name="T29">i</text:span><text:span text:style-name="T23">;</text:span></text:p>
      <text:p text:style-name="P19"><text:span text:style-name="T23"><text:tab/><text:tab/><text:tab/></text:span><text:span text:style-name="T29">A</text:span><text:span text:style-name="T23"> = </text:span><text:span text:style-name="T24">criaVetorDecrescente</text:span><text:span text:style-name="T23">(</text:span><text:span text:style-name="T29">n</text:span><text:span text:style-name="T23">);</text:span></text:p>
      <text:p text:style-name="P19"><text:span text:style-name="T23"><text:tab/><text:tab/><text:tab/></text:span><text:span text:style-name="T29">inicio</text:span><text:span text:style-name="T23"> = System.</text:span><text:span text:style-name="T24">currentTimeMillis</text:span><text:span text:style-name="T23">();</text:span></text:p>
      <text:p text:style-name="P19"><text:span text:style-name="T23"><text:tab/><text:tab/><text:tab/></text:span><text:span text:style-name="T29">A</text:span><text:span text:style-name="T23"> = </text:span><text:span text:style-name="T24">insertionSort</text:span><text:span text:style-name="T23">(</text:span><text:span text:style-name="T29">A</text:span><text:span text:style-name="T23">);</text:span></text:p>
      <text:p text:style-name="P19"><text:span text:style-name="T23"><text:tab/><text:tab/><text:tab/></text:span><text:span text:style-name="T29">fim</text:span><text:span text:style-name="T23"> = System.</text:span><text:span text:style-name="T24">currentTimeMillis</text:span><text:span text:style-name="T23">();</text:span></text:p>
      <text:p text:style-name="P19"><text:span text:style-name="T23"><text:tab/><text:tab/><text:tab/></text:span><text:span text:style-name="T29">tempo</text:span><text:span text:style-name="T23"> = </text:span><text:span text:style-name="T29">fim</text:span><text:span text:style-name="T23"> - </text:span><text:span text:style-name="T29">inicio</text:span><text:span text:style-name="T23">;</text:span></text:p>
      <text:p text:style-name="P19"><text:span text:style-name="T23"><text:tab/><text:tab/><text:tab/>System.</text:span><text:span text:style-name="T33">out</text:span><text:span text:style-name="T23">.printf(</text:span><text:span text:style-name="T34">"%20d%30.0f\n"</text:span><text:span text:style-name="T23">, </text:span><text:span text:style-name="T29">n</text:span><text:span text:style-name="T23">, </text:span><text:span text:style-name="T29">tempo</text:span><text:span text:style-name="T23">);</text:span></text:p>
      <text:p text:style-name="P29"><text:tab/><text:tab/>}</text:p>
      <text:p text:style-name="P18"/>
      <text:p text:style-name="P19"><text:span text:style-name="T23"><text:tab/><text:tab/>System.</text:span><text:span text:style-name="T33">out</text:span><text:span text:style-name="T23">.println(</text:span><text:span text:style-name="T34">"Ordenado aleatório"</text:span><text:span text:style-name="T23">);</text:span></text:p>
      <text:p text:style-name="P19"><text:span text:style-name="T23"><text:tab/><text:tab/>System.</text:span><text:span text:style-name="T33">out</text:span><text:span text:style-name="T23">.printf(</text:span><text:span text:style-name="T34">"%20s%30s\n"</text:span><text:span text:style-name="T23">,</text:span><text:span text:style-name="T34">"n"</text:span><text:span text:style-name="T23">, </text:span><text:span text:style-name="T34">"tempo"</text:span><text:span text:style-name="T23">);</text:span></text:p>
      <text:p text:style-name="P19"><text:span text:style-name="T23"><text:tab/><text:tab/>System.</text:span><text:span text:style-name="T33">out</text:span><text:span text:style-name="T23">.println(</text:span><text:span text:style-name="T34">"----------------------------------------------"</text:span><text:span text:style-name="T23">);</text:span></text:p>
      <text:p text:style-name="P19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29">i</text:span><text:span text:style-name="T23"> = 1; </text:span><text:span text:style-name="T29">i</text:span><text:span text:style-name="T23"> &lt;= 50; </text:span><text:span text:style-name="T29">i</text:span><text:span text:style-name="T23">++) {</text:span></text:p>
      <text:p text:style-name="P19"><text:span text:style-name="T23"><text:tab/><text:tab/><text:tab/></text:span><text:span text:style-name="T29">n</text:span><text:span text:style-name="T23"> = 1000 * </text:span><text:span text:style-name="T29">i</text:span><text:span text:style-name="T23">;</text:span></text:p>
      <text:p text:style-name="P19"><text:span text:style-name="T23"><text:tab/><text:tab/><text:tab/></text:span><text:span text:style-name="T29">A</text:span><text:span text:style-name="T23"> = </text:span><text:span text:style-name="T24">criaVetorAleatorio</text:span><text:span text:style-name="T23">(</text:span><text:span text:style-name="T29">n</text:span><text:span text:style-name="T23">);</text:span></text:p>
      <text:p text:style-name="P19"><text:span text:style-name="T23"><text:tab/><text:tab/><text:tab/></text:span><text:span text:style-name="T29">inicio</text:span><text:span text:style-name="T23"> = System.</text:span><text:span text:style-name="T24">currentTimeMillis</text:span><text:span text:style-name="T23">();</text:span></text:p>
      <text:p text:style-name="P19"><text:span text:style-name="T23"><text:tab/><text:tab/><text:tab/></text:span><text:span text:style-name="T29">A</text:span><text:span text:style-name="T23"> = </text:span><text:span text:style-name="T24">insertionSort</text:span><text:span text:style-name="T23">(</text:span><text:span text:style-name="T29">A</text:span><text:span text:style-name="T23">);</text:span></text:p>
      <text:p text:style-name="P19"><text:span text:style-name="T23"><text:tab/><text:tab/><text:tab/></text:span><text:span text:style-name="T29">fim</text:span><text:span text:style-name="T23"> = System.</text:span><text:span text:style-name="T24">currentTimeMillis</text:span><text:span text:style-name="T23">();</text:span></text:p>
      <text:p text:style-name="P19"><text:span text:style-name="T23"><text:tab/><text:tab/><text:tab/></text:span><text:span text:style-name="T29">tempo</text:span><text:span text:style-name="T23"> = </text:span><text:span text:style-name="T29">fim</text:span><text:span text:style-name="T23"> - </text:span><text:span text:style-name="T29">inicio</text:span><text:span text:style-name="T23">;</text:span></text:p>
      <text:p text:style-name="P19"><text:span text:style-name="T23"><text:tab/><text:tab/><text:tab/>System.</text:span><text:span text:style-name="T33">out</text:span><text:span text:style-name="T23">.printf(</text:span><text:span text:style-name="T34">"%20d%30.0f\n"</text:span><text:span text:style-name="T23">, </text:span><text:span text:style-name="T29">n</text:span><text:span text:style-name="T23">, </text:span><text:span text:style-name="T29">tempo</text:span><text:span text:style-name="T23">);</text:span></text:p>
      <text:p text:style-name="P29"><text:tab/><text:tab/>}</text:p>
      <text:p text:style-name="P29"><text:tab/>}</text:p>
      <text:p text:style-name="P29"><text:tab/></text:p>
      <text:p text:style-name="P19"><text:span text:style-name="T23"><text:tab/></text:span><text:span text:style-name="T28">static</text:span><text:span text:style-name="T23"> </text:span><text:span text:style-name="T28">int</text:span><text:span text:style-name="T23">[] criaVetorCrescente (</text:span><text:span text:style-name="T28">int</text:span><text:span text:style-name="T23"> </text:span><text:span text:style-name="T29">n</text:span><text:span text:style-name="T23">) {</text:span></text:p>
      <text:p text:style-name="P19"><text:span text:style-name="T23"><text:tab/><text:tab/>Random </text:span><text:span text:style-name="T29">randomGenerator</text:span><text:span text:style-name="T23"> = </text:span><text:span text:style-name="T28">new</text:span><text:span text:style-name="T23"> Random();</text:span></text:p>
      <text:p text:style-name="P19"><text:span text:style-name="T23"><text:tab/><text:tab/></text:span><text:span text:style-name="T28">int</text:span><text:span text:style-name="T23">[] </text:span><text:span text:style-name="T29">A</text:span><text:span text:style-name="T23"> = </text:span><text:span text:style-name="T28">new</text:span><text:span text:style-name="T23"> </text:span><text:span text:style-name="T28">int</text:span><text:span text:style-name="T23">[</text:span><text:span text:style-name="T29">n</text:span><text:span text:style-name="T23">];</text:span></text:p>
      <text:p text:style-name="P19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29">i</text:span><text:span text:style-name="T23"> = 1; </text:span><text:span text:style-name="T29">i</text:span><text:span text:style-name="T23"> &lt; </text:span><text:span text:style-name="T29">n</text:span><text:span text:style-name="T23">; </text:span><text:span text:style-name="T29">i</text:span><text:span text:style-name="T23">++) {</text:span></text:p>
      <text:p text:style-name="P19"><text:span text:style-name="T23"><text:tab/><text:tab/><text:tab/></text:span><text:span text:style-name="T29">A</text:span><text:span text:style-name="T23">[</text:span><text:span text:style-name="T29">i</text:span><text:span text:style-name="T23">] = </text:span><text:span text:style-name="T29">A</text:span><text:span text:style-name="T23">[</text:span><text:span text:style-name="T29">i</text:span><text:span text:style-name="T23">-1] + </text:span><text:span text:style-name="T29">randomGenerator</text:span><text:span text:style-name="T23">.nextInt(10);</text:span></text:p>
      <text:p text:style-name="P29"><text:tab/><text:tab/>}</text:p>
      <text:p text:style-name="P19"><text:span text:style-name="T23"><text:tab/><text:tab/></text:span><text:span text:style-name="T28">return</text:span><text:span text:style-name="T23"> </text:span><text:span text:style-name="T29">A</text:span><text:span text:style-name="T23">;</text:span></text:p>
      <text:p text:style-name="P29"><text:tab/>}</text:p>
      <text:p text:style-name="P29"><text:tab/></text:p>
      <text:p text:style-name="P19"><text:span text:style-name="T23"><text:tab/></text:span><text:span text:style-name="T28">static</text:span><text:span text:style-name="T23"> </text:span><text:span text:style-name="T28">int</text:span><text:span text:style-name="T23">[] criaVetorDecrescente (</text:span><text:span text:style-name="T28">int</text:span><text:span text:style-name="T23"> </text:span><text:span text:style-name="T29">n</text:span><text:span text:style-name="T23">) {</text:span></text:p>
      <text:p text:style-name="P19"><text:span text:style-name="T23"><text:tab/><text:tab/>Random </text:span><text:span text:style-name="T29">randomGenerator</text:span><text:span text:style-name="T23"> = </text:span><text:span text:style-name="T28">new</text:span><text:span text:style-name="T23"> Random();</text:span></text:p>
      <text:p text:style-name="P19"><text:span text:style-name="T23"><text:tab/><text:tab/></text:span><text:span text:style-name="T28">int</text:span><text:span text:style-name="T23">[] </text:span><text:span text:style-name="T29">A</text:span><text:span text:style-name="T23"> = </text:span><text:span text:style-name="T28">new</text:span><text:span text:style-name="T23"> </text:span><text:span text:style-name="T28">int</text:span><text:span text:style-name="T23">[</text:span><text:span text:style-name="T29">n</text:span><text:span text:style-name="T23">];</text:span></text:p>
      <text:p text:style-name="P19"><text:span text:style-name="T23"><text:tab/><text:tab/></text:span><text:span text:style-name="T29">A</text:span><text:span text:style-name="T23">[0] = Integer.</text:span><text:span text:style-name="T33">MAX_VALUE</text:span><text:span text:style-name="T23">;</text:span></text:p>
      <text:p text:style-name="P19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29">i</text:span><text:span text:style-name="T23"> = 1; </text:span><text:span text:style-name="T29">i</text:span><text:span text:style-name="T23"> &lt; </text:span><text:span text:style-name="T29">n</text:span><text:span text:style-name="T23">; </text:span><text:span text:style-name="T29">i</text:span><text:span text:style-name="T23">++) {</text:span></text:p>
      <text:p text:style-name="P19"><text:span text:style-name="T23"><text:tab/><text:tab/><text:tab/></text:span><text:span text:style-name="T29">A</text:span><text:span text:style-name="T23">[</text:span><text:span text:style-name="T29">i</text:span><text:span text:style-name="T23">]= </text:span><text:span text:style-name="T29">A</text:span><text:span text:style-name="T23">[</text:span><text:span text:style-name="T29">i</text:span><text:span text:style-name="T23">-1] - </text:span><text:span text:style-name="T29">randomGenerator</text:span><text:span text:style-name="T23">.nextInt(10);</text:span></text:p>
      <text:p text:style-name="P29"><text:tab/><text:tab/>}</text:p>
      <text:p text:style-name="P19"><text:span text:style-name="T23"><text:tab/><text:tab/></text:span><text:span text:style-name="T28">return</text:span><text:span text:style-name="T23"> </text:span><text:span text:style-name="T29">A</text:span><text:span text:style-name="T23">;</text:span></text:p>
      <text:p text:style-name="P29"><text:tab/>}</text:p>
      <text:p text:style-name="P29"><text:tab/></text:p>
      <text:p text:style-name="P19"><text:span text:style-name="T23"><text:tab/></text:span><text:span text:style-name="T28">static</text:span><text:span text:style-name="T23"> </text:span><text:span text:style-name="T28">int</text:span><text:span text:style-name="T23">[] criaVetorAleatorio (</text:span><text:span text:style-name="T28">int</text:span><text:span text:style-name="T23"> </text:span><text:span text:style-name="T29">n</text:span><text:span text:style-name="T23">) {</text:span></text:p>
      <text:p text:style-name="P19"><text:span text:style-name="T23"><text:tab/><text:tab/>Random </text:span><text:span text:style-name="T29">randomGenerator</text:span><text:span text:style-name="T23"> = </text:span><text:span text:style-name="T28">new</text:span><text:span text:style-name="T23"> Random();</text:span></text:p>
      <text:p text:style-name="P19"><text:span text:style-name="T23"><text:tab/><text:tab/></text:span><text:span text:style-name="T28">int</text:span><text:span text:style-name="T23">[] </text:span><text:span text:style-name="T29">A</text:span><text:span text:style-name="T23"> = </text:span><text:span text:style-name="T28">new</text:span><text:span text:style-name="T23"> </text:span><text:span text:style-name="T28">int</text:span><text:span text:style-name="T23">[</text:span><text:span text:style-name="T29">n</text:span><text:span text:style-name="T23">];</text:span></text:p>
      <text:p text:style-name="P19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29">i</text:span><text:span text:style-name="T23"> = 0; </text:span><text:span text:style-name="T29">i</text:span><text:span text:style-name="T23"> &lt; </text:span><text:span text:style-name="T29">n</text:span><text:span text:style-name="T23">; </text:span><text:span text:style-name="T29">i</text:span><text:span text:style-name="T23">++) {</text:span></text:p>
      <text:p text:style-name="P19"><text:span text:style-name="T23"><text:tab/><text:tab/><text:tab/></text:span><text:span text:style-name="T29">A</text:span><text:span text:style-name="T23">[</text:span><text:span text:style-name="T29">i</text:span><text:span text:style-name="T23">] = </text:span><text:span text:style-name="T29">randomGenerator</text:span><text:span text:style-name="T23">.nextInt(100*</text:span><text:span text:style-name="T29">n</text:span><text:span text:style-name="T23">);</text:span></text:p>
      <text:p text:style-name="P29"><text:tab/><text:tab/>}</text:p>
      <text:p text:style-name="P19"><text:span text:style-name="T23"><text:tab/><text:tab/></text:span><text:span text:style-name="T28">return</text:span><text:span text:style-name="T23"> </text:span><text:span text:style-name="T29">A</text:span><text:span text:style-name="T23">;</text:span></text:p>
      <text:p text:style-name="P29"><text:tab/>}</text:p>
      <text:p text:style-name="P29"><text:tab/></text:p>
      <text:p text:style-name="P19"><text:span text:style-name="T23"><text:tab/></text:span><text:span text:style-name="T28">static</text:span><text:span text:style-name="T23"> </text:span><text:span text:style-name="T28">void</text:span><text:span text:style-name="T23"> imprimeVetor (</text:span><text:span text:style-name="T28">int</text:span><text:span text:style-name="T23">[] </text:span><text:span text:style-name="T29">A</text:span><text:span text:style-name="T23">) {</text:span></text:p>
      <text:p text:style-name="P19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29">i</text:span><text:span text:style-name="T23"> = 0; </text:span><text:span text:style-name="T29">i</text:span><text:span text:style-name="T23"> &lt; </text:span><text:span text:style-name="T29">A</text:span><text:span text:style-name="T23">.</text:span><text:span text:style-name="T32">length</text:span><text:span text:style-name="T23">; </text:span><text:span text:style-name="T29">i</text:span><text:span text:style-name="T23">++) {</text:span></text:p>
      <text:p text:style-name="P19"><text:span text:style-name="T23"><text:tab/><text:tab/><text:tab/>System.</text:span><text:span text:style-name="T33">out</text:span><text:span text:style-name="T23">.println(</text:span><text:span text:style-name="T29">A</text:span><text:span text:style-name="T23">[</text:span><text:span text:style-name="T29">i</text:span><text:span text:style-name="T23">]);</text:span></text:p>
      <text:p text:style-name="P29"><text:tab/><text:tab/>}</text:p>
      <text:p text:style-name="P29"><text:tab/>}</text:p>
      <text:p text:style-name="P18"/>
      <text:p text:style-name="P19"><text:span text:style-name="T23"><text:tab/></text:span><text:span text:style-name="T28">static</text:span><text:span text:style-name="T23"> </text:span><text:span text:style-name="T28">int</text:span><text:span text:style-name="T23">[] insertionSort(</text:span><text:span text:style-name="T28">int</text:span><text:span text:style-name="T23">[] </text:span><text:span text:style-name="T29">A</text:span><text:span text:style-name="T23">) {</text:span></text:p>
      <text:p text:style-name="P19"><text:span text:style-name="T23"><text:tab/><text:tab/></text:span><text:span text:style-name="T28">for</text:span><text:span text:style-name="T23"> (</text:span><text:span text:style-name="T28">int</text:span><text:span text:style-name="T23"> </text:span><text:span text:style-name="T29">j</text:span><text:span text:style-name="T23"> = 1; </text:span><text:span text:style-name="T29">j</text:span><text:span text:style-name="T23"> &lt; </text:span><text:span text:style-name="T29">A</text:span><text:span text:style-name="T23">.</text:span><text:span text:style-name="T32">length</text:span><text:span text:style-name="T23">; </text:span><text:span text:style-name="T29">j</text:span><text:span text:style-name="T23">++) {</text:span></text:p>
      <text:p text:style-name="P19"><text:span text:style-name="T23"><text:tab/><text:tab/><text:tab/></text:span><text:span text:style-name="T28">int</text:span><text:span text:style-name="T23"> </text:span><text:span text:style-name="T29">chave</text:span><text:span text:style-name="T23"> = </text:span><text:span text:style-name="T29">A</text:span><text:span text:style-name="T23">[</text:span><text:span text:style-name="T29">j</text:span><text:span text:style-name="T23">];</text:span></text:p>
      <text:p text:style-name="P19"><text:span text:style-name="T23"><text:tab/><text:tab/><text:tab/></text:span><text:span text:style-name="T28">int</text:span><text:span text:style-name="T23"> </text:span><text:span text:style-name="T30">i</text:span><text:span text:style-name="T23"> = </text:span><text:span text:style-name="T29">j</text:span><text:span text:style-name="T23"> - 1;</text:span></text:p>
      <text:p text:style-name="P19"><text:span text:style-name="T23"><text:tab/><text:tab/><text:tab/></text:span><text:span text:style-name="T28">while</text:span><text:span text:style-name="T23"> (</text:span><text:span text:style-name="T31">i</text:span><text:span text:style-name="T23"> &gt;= 0 &amp;&amp; </text:span><text:span text:style-name="T29">A</text:span><text:span text:style-name="T23">[</text:span><text:span text:style-name="T31">i</text:span><text:span text:style-name="T23">] &gt; </text:span><text:span text:style-name="T29">chave</text:span><text:span text:style-name="T23">) {</text:span></text:p>
      <text:p text:style-name="P19"><text:span text:style-name="T23"><text:tab/><text:tab/><text:tab/><text:tab/></text:span><text:span text:style-name="T29">A</text:span><text:span text:style-name="T23">[</text:span><text:span text:style-name="T31">i</text:span><text:span text:style-name="T23">+1] = </text:span><text:span text:style-name="T29">A</text:span><text:span text:style-name="T23">[</text:span><text:span text:style-name="T31">i</text:span><text:span text:style-name="T23">];</text:span></text:p>
      <text:p text:style-name="P19"><text:span text:style-name="T23"><text:tab/><text:tab/><text:tab/><text:tab/></text:span><text:span text:style-name="T30">i</text:span><text:span text:style-name="T23">--;</text:span></text:p>
      <text:p text:style-name="P29"><text:tab/><text:tab/><text:tab/>}</text:p>
      <text:p text:style-name="P19"><text:span text:style-name="T23"><text:tab/><text:tab/><text:tab/></text:span><text:span text:style-name="T29">A</text:span><text:span text:style-name="T23">[</text:span><text:span text:style-name="T31">i</text:span><text:span text:style-name="T23">+1] = </text:span><text:span text:style-name="T29">chave</text:span><text:span text:style-name="T23">;</text:span></text:p>
      <text:p text:style-name="P29"><text:tab/><text:tab/>}</text:p>
      <text:p text:style-name="P19"><text:span text:style-name="T23"><text:tab/><text:tab/></text:span><text:span text:style-name="T28">return</text:span><text:span text:style-name="T23"> </text:span><text:span text:style-name="T29">A</text:span><text:span text:style-name="T23">;</text:span></text:p>
      <text:p text:style-name="P29"><text:tab/>}</text:p>
      <text:p text:style-name="P18"/>
      <text:p text:style-name="P19"><text:span text:style-name="T23"><text:tab/></text:span><text:span text:style-name="T28">static</text:span><text:span text:style-name="T23"> </text:span><text:span text:style-name="T28">int</text:span><text:span text:style-name="T23">[] selectionSort(</text:span><text:span text:style-name="T28">int</text:span><text:span text:style-name="T23">[] </text:span><text:span text:style-name="T29">A</text:span><text:span text:style-name="T23">) {</text:span></text:p>
      <text:p text:style-name="P19"><text:span text:style-name="T23"><text:tab/><text:tab/></text:span><text:span text:style-name="T44">//to do</text:span></text:p>
      <text:p text:style-name="P19"><text:span text:style-name="T23"><text:tab/><text:tab/></text:span><text:span text:style-name="T28">return</text:span><text:span text:style-name="T23"> </text:span><text:span text:style-name="T29">A</text:span><text:span text:style-name="T23">;</text:span></text:p>
      <text:p text:style-name="P29"><text:tab/>}</text:p>
      <text:p text:style-name="P29">}</text:p>
      <text:p text:style-name="P14"><text:soft-page-break/><text:span text:style-name="T38">Passo 2:</text:span><text:span text:style-name="T21"> </text:span><text:span text:style-name="T17">Executar o código </text:span><text:span text:style-name="T18">e, para cada ordenação, </text:span><text:span text:style-name="T17">preencher o resultado na planilha disponibilizada.</text:span></text:p>
      <text:p text:style-name="P1"/>
      <text:p text:style-name="P27"><text:span text:style-name="T40">Passo 3:</text:span><text:span text:style-name="T1"> </text:span><text:span text:style-name="T3">Observando cada gráfico, explique o crescimento do temo</text:span><text:span text:style-name="T2"> </text:span><text:span text:style-name="T3">em função de </text:span><text:span text:style-name="T11">n</text:span><text:span text:style-name="T3">. </text:span></text:p>
      <text:p text:style-name="P27"><text:span text:style-name="T3"><text:tab/></text:span><text:span text:style-name="T4">R: Ambos os casos o tempo aumenta em função de </text:span><text:span text:style-name="T12">n</text:span><text:span text:style-name="T5"> pois o algoritmo faz mais instruções de acordo com o número de </text:span><text:span text:style-name="T12">n</text:span><text:span text:style-name="T5">.</text:span></text:p>
      <text:p text:style-name="P1"/>
      <text:p text:style-name="P11"><text:span text:style-name="T40">Passo </text:span><text:span text:style-name="T41">4</text:span><text:span text:style-name="T40">:</text:span><text:span text:style-name="T1"> </text:span><text:span text:style-name="T3">Qual o melhor caso para o Insertion Sort? E qual o pior caso?</text:span><text:span text:style-name="T2"> </text:span></text:p>
      <text:p text:style-name="P11"><text:span text:style-name="T2"><text:tab/></text:span><text:span text:style-name="T4">R: O melhor caso é para uma lista já ordenada. O pior caso é para uma lista </text:span><text:span text:style-name="T6">desordenada</text:span><text:span text:style-name="T4">.</text:span></text:p>
      <text:p text:style-name="P2"/>
      <text:p text:style-name="P10"><text:span text:style-name="T40">Passo </text:span><text:span text:style-name="T41">5</text:span><text:span text:style-name="T40">:</text:span><text:span text:style-name="T1"> </text:span><text:span text:style-name="T8">Qual o comportamento do Insertion Sort no caso médio?</text:span></text:p>
      <text:p text:style-name="P10"><text:span text:style-name="T8"><text:tab/></text:span><text:span text:style-name="T9">R: </text:span><text:span text:style-name="T10">É variado, pois as vezes o algoritmo vai ter que varrer toda a lista</text:span><text:span text:style-name="T9">.</text:span></text:p>
      <text:p text:style-name="P3"/>
      <text:p text:style-name="P12"><text:span text:style-name="T36">Passo </text:span><text:span text:style-name="T37">6</text:span><text:span text:style-name="T36">:</text:span><text:span text:style-name="T14"> Implement</text:span><text:span text:style-name="T15">e</text:span><text:span text:style-name="T14"> o </text:span><text:span text:style-name="T15">método para o Selection Sort</text:span><text:span text:style-name="T13">.</text:span></text:p>
      <text:p text:style-name="P4"/>
      <text:p text:style-name="P20"><text:span text:style-name="T23"><text:tab/></text:span><text:span text:style-name="T28">static</text:span><text:span text:style-name="T23"> </text:span><text:span text:style-name="T28">int</text:span><text:span text:style-name="T23">[] selectionSort(</text:span><text:span text:style-name="T28">int</text:span><text:span text:style-name="T23">[] </text:span><text:span text:style-name="T29">A</text:span><text:span text:style-name="T23">) {</text:span></text:p>
      <text:p text:style-name="P20"><text:span text:style-name="T23"><text:tab/><text:tab/></text:span><text:span text:style-name="T44">//to do</text:span></text:p>
      <text:p text:style-name="P20"><text:span text:style-name="T23"><text:tab/><text:tab/></text:span><text:span text:style-name="T28">return</text:span><text:span text:style-name="T23"> </text:span><text:span text:style-name="T29">A</text:span><text:span text:style-name="T23">;</text:span></text:p>
      <text:p text:style-name="P30"><text:tab/>}</text:p>
      <text:p text:style-name="P24"/>
      <text:p text:style-name="P15"><text:span text:style-name="T38">Passo </text:span><text:span text:style-name="T39">7</text:span><text:span text:style-name="T38">:</text:span><text:span text:style-name="T21"> </text:span><text:span text:style-name="T17">Executar o código </text:span><text:span text:style-name="T19">utilizando agora o método Selection Sort </text:span><text:span text:style-name="T18">e, para cada ordenação, </text:span><text:span text:style-name="T17">preencher o resultado na planilha disponibilizada.</text:span></text:p>
      <text:p text:style-name="P16"><text:span text:style-name="T17">O</text:span><text:span text:style-name="T16">bs.1: substitua as chamadas do Insertion Sort pela Selection Sort.</text:span></text:p>
      <text:p text:style-name="P16"><text:span text:style-name="T17">O</text:span><text:span text:style-name="T16">bs.</text:span><text:span text:style-name="T20">2</text:span><text:span text:style-name="T16">: no primeiro </text:span><text:span text:style-name="T22">for</text:span><text:span text:style-name="T16"> do método </text:span><text:span text:style-name="T22">main</text:span><text:span text:style-name="T16">, faça n = 1000 * i.</text:span></text:p>
      <text:p text:style-name="P23"/>
      <text:p text:style-name="P28"><text:span text:style-name="T40">Passo </text:span><text:span text:style-name="T42">8</text:span><text:span text:style-name="T40">:</text:span><text:span text:style-name="T1"> </text:span><text:span text:style-name="T3">Observando cada gráfico, explique o crescimento do tempo</text:span><text:span text:style-name="T2"> </text:span><text:span text:style-name="T3">em função de </text:span><text:span text:style-name="T11">n</text:span><text:span text:style-name="T3">.</text:span></text:p>
      <text:p text:style-name="P28"><text:span text:style-name="T3"><text:tab/></text:span><text:span text:style-name="T7">R: Todos tem o crescimento quadrático. O aleatório se comportou como o mais pesa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, 'Times New Roman'" style:font-family-generic="roman"/>
    <style:font-face style:name="Arial1" svg:font-family="Arial" style:font-family-generic="roman" style:font-pitch="variable"/>
    <style:font-face style:name="Courier New1" svg:font-family="'Courier New'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09</dc:title>
    <meta:initial-creator>Napoleao Nepomuceno</meta:initial-creator>
    <meta:creation-date>2012-05-19T12:39:15</meta:creation-date>
    <meta:editing-cycles>74</meta:editing-cycles>
    <meta:editing-duration>PT9H6M55S</meta:editing-duration>
    <meta:generator>LibreOffice/5.1.0.3$Windows_X86_64 LibreOffice_project/5e3e00a007d9b3b6efb6797a8b8e57b51ab1f737</meta:generator>
    <dc:date>2017-08-10T18:55:57.457000000</dc:date>
    <meta:document-statistic meta:table-count="0" meta:image-count="0" meta:object-count="0" meta:page-count="2" meta:paragraph-count="115" meta:word-count="561" meta:character-count="3718" meta:non-whitespace-character-count="3062"/>
  </office:meta>
</office:document-meta>
</file>